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e443" style:font-size-asian="14pt" style:font-size-complex="14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102898829264" text:id="ct10610289882926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98893120" text:id="ct1061028988931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98821360" text:id="ct1061028988213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98883760" text:id="ct1061028988837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96841312" text:id="ct10610289684131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98865872" text:id="ct10610289886587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98829264"/><text:change-start text:change-id="ct106102898893120"/>Adopt<text:change-end text:change-id="ct106102898893120"/>ed<text:change-start text:change-id="ct106102898821360"/> as a <text:change-end text:change-id="ct106102898821360"/>NMRA <text:change-start text:change-id="ct106102898883760"/>Standard<text:change-end text:change-id="ct106102898883760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102896841312"/><text:change-start text:change-id="ct106102898865872"/>Version History<text:change-end text:change-id="ct10610289886587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e443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5:00.811257306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tre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3.3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8H51M57S</meta:editing-duration>
    <meta:generator>LibreOffice/4.4.0.3$MacOSX_X86_64 LibreOffice_project/de093506bcdc5fafd9023ee680b8c60e3e0645d7</meta:generator>
    <dc:date>2015-02-24T17:35:00.694983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5" meta:character-count="450" meta:non-whitespace-character-count="382"/>
  </office:meta>
</office:document-meta>
</file>